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ependencyScanner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pendencyScann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pendencyScanner.process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lDependencyScanner.get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pendencyScanner.XmlDependenc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ependencyScanner.getReferences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ependencyScanner.getReferers( URI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DependencyScanner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pendencyScanner.setResolver( Entity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DependencyScanner.addReferer( URI reference , URI refe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